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1mm"/>
    </style:style>
    <style:style style:name="co2" style:family="table-column">
      <style:table-column-properties fo:break-before="auto" style:column-width="134.34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8.49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39.21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7.76mm" fo:break-before="auto" style:use-optimal-row-height="false"/>
    </style:style>
    <style:style style:name="ro5" style:family="table-row">
      <style:table-row-properties style:row-height="10.23mm" fo:break-before="auto" style:use-optimal-row-height="false"/>
    </style:style>
    <style:style style:name="ro6" style:family="table-row">
      <style:table-row-properties style:row-height="8.82mm" fo:break-before="auto" style:use-optimal-row-height="false"/>
    </style:style>
    <style:style style:name="ro7" style:family="table-row">
      <style:table-row-properties style:row-height="9.17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13.05mm" fo:break-before="auto" style:use-optimal-row-height="false"/>
    </style:style>
    <style:style style:name="ro10" style:family="table-row">
      <style:table-row-properties style:row-height="11.57mm" fo:break-before="auto" style:use-optimal-row-height="true"/>
    </style:style>
    <style:style style:name="ro11" style:family="table-row">
      <style:table-row-properties style:row-height="15.88mm" fo:break-before="auto" style:use-optimal-row-height="false"/>
    </style:style>
    <style:style style:name="ro12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6.12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11.02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9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59c5c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20" style:family="table-cell" style:parent-style-name="Default" style:data-style-name="N107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26"/>
        <table:table-column table:style-name="co8" table:number-columns-repeated="1017" table:default-cell-style-name="ce6"/>
        <table:table-row table:style-name="ro1">
          <table:table-cell table:style-name="ce9" office:value-type="string" calcext:value-type="string">
            <text:p>Catégorie</text:p>
          </table:table-cell>
          <table:table-cell table:style-name="ce9" office:value-type="string" calcext:value-type="string">
            <text:p>Taches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Estimation</text:p>
          </table:table-cell>
          <table:table-cell table:style-name="ce9" office:value-type="string" calcext:value-type="string">
            <text:p>Temps passé</text:p>
          </table:table-cell>
          <table:table-cell table:style-name="ce9" office:value-type="string" calcext:value-type="string">
            <text:p>Reste à faire</text:p>
          </table:table-cell>
          <table:table-cell table:style-name="ce21" office:value-type="string" calcext:value-type="string">
            <text:p>Avancement</text:p>
          </table:table-cell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0" office:value-type="string" calcext:value-type="string">
            <text:p>Ultimate Team Race</text:p>
          </table:table-cell>
          <table:table-cell table:style-name="ce10" office:value-type="string" calcext:value-type="string">
            <text:p>Conception</text:p>
          </table:table-cell>
          <table:table-cell table:style-name="ce10" office:value-type="string" calcext:value-type="string">
            <text:p>Tout</text:p>
          </table:table-cell>
          <table:table-cell table:style-name="ce10" table:formula="of:=120" office:value-type="float" office:value="120" calcext:value-type="float">
            <text:p>120</text:p>
          </table:table-cell>
          <table:table-cell table:style-name="ce10" table:formula="of:=114" office:value-type="float" office:value="114" calcext:value-type="float">
            <text:p>11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]/([.F2]+[.E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10" office:value-type="string" calcext:value-type="string">
            <text:p>Base de Donnee</text:p>
          </table:table-cell>
          <table:table-cell table:style-name="ce10" office:value-type="string" calcext:value-type="string">
            <text:p>Creation table et donnee de test</text:p>
          </table:table-cell>
          <table:table-cell table:style-name="ce10" office:value-type="string" calcext:value-type="string">
            <text:p>Bas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22" office:value-type="float" office:value="22" calcext:value-type="float">
            <text:p>22</text:p>
          </table:table-cell>
          <table:table-cell table:style-name="ce10" table:formula="of:=IF([.D3]-[.E3]&gt;0;[.D3]-[.E3];0)" office:value-type="float" office:value="0" calcext:value-type="float">
            <text:p>0</text:p>
          </table:table-cell>
          <table:table-cell table:style-name="ce22" table:formula="of:=[.E3]/([.F3]+[.E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10" office:value-type="string" calcext:value-type="string">
            <text:p>Base de Donnee</text:p>
          </table:table-cell>
          <table:table-cell table:style-name="ce10" office:value-type="string" calcext:value-type="string">
            <text:p>fonction de reinitialisation de la base de donnee</text:p>
          </table:table-cell>
          <table:table-cell table:style-name="ce10" office:value-type="string" calcext:value-type="string">
            <text:p>Metier + Base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]/([.F4]+[.E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4">
          <table:table-cell table:style-name="ce10" office:value-type="string" calcext:value-type="string">
            <text:p>Profil Admin</text:p>
          </table:table-cell>
          <table:table-cell table:style-name="ce10" office:value-type="string" calcext:value-type="string">
            <text:p>Login Admin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4" office:value-type="float" office:value="4" calcext:value-type="float">
            <text:p>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]/([.F5]+[.E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0" office:value-type="string" calcext:value-type="string">
            <text:p>Profil Admin</text:p>
          </table:table-cell>
          <table:table-cell table:style-name="ce10" office:value-type="string" calcext:value-type="string">
            <text:p>Login Admin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IF([.D6]-[.E6]&gt;0;[.D6]-[.E6];0)" office:value-type="float" office:value="0" calcext:value-type="float">
            <text:p>0</text:p>
          </table:table-cell>
          <table:table-cell table:style-name="ce22" table:formula="of:=[.E6]/([.F6]+[.E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0" office:value-type="string" calcext:value-type="string">
            <text:p>Profil Admin</text:p>
          </table:table-cell>
          <table:table-cell table:style-name="ce10" office:value-type="string" calcext:value-type="string">
            <text:p>Login Admin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]/([.F7]+[.E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Profil Equipe</text:p>
          </table:table-cell>
          <table:table-cell table:style-name="ce10" office:value-type="string" calcext:value-type="string">
            <text:p>Login Equi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]/([.F8]+[.E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5">
          <table:table-cell table:style-name="ce10" office:value-type="string" calcext:value-type="string">
            <text:p>Profil Equipe</text:p>
          </table:table-cell>
          <table:table-cell table:style-name="ce10" office:value-type="string" calcext:value-type="string">
            <text:p>Login Equipe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1" office:value-type="float" office:value="11" calcext:value-type="float">
            <text:p>1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9]/([.F9]+[.E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10" office:value-type="string" calcext:value-type="string">
            <text:p>Profil Equipe</text:p>
          </table:table-cell>
          <table:table-cell table:style-name="ce10" office:value-type="string" calcext:value-type="string">
            <text:p>Login Equipe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0]/([.F10]+[.E1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10" office:value-type="string" calcext:value-type="string">
            <text:p>Profil Admin</text:p>
          </table:table-cell>
          <table:table-cell table:style-name="ce10" office:value-type="string" calcext:value-type="string">
            <text:p>Logout Admin</text:p>
          </table:table-cell>
          <table:table-cell table:style-name="ce12" office:value-type="string" calcext:value-type="string">
            <text:p>Metier + Bas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1]/([.F11]+[.E1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10" office:value-type="string" calcext:value-type="string">
            <text:p>Profil Equipe</text:p>
          </table:table-cell>
          <table:table-cell table:style-name="ce10" office:value-type="string" calcext:value-type="string">
            <text:p>Logout Equipe</text:p>
          </table:table-cell>
          <table:table-cell table:style-name="ce12" office:value-type="string" calcext:value-type="string">
            <text:p>Metier + Bas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2]/([.F12]+[.E1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7">
          <table:table-cell table:style-name="ce10" office:value-type="string" calcext:value-type="string">
            <text:p>Liste des Etapes ( Equipe)</text:p>
          </table:table-cell>
          <table:table-cell table:style-name="ce10" office:value-type="string" calcext:value-type="string">
            <text:p>Affichage des etapes de la cours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3]/([.F13]+[.E1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10" office:value-type="string" calcext:value-type="string">
            <text:p>Liste des Etapes ( Equipe)</text:p>
          </table:table-cell>
          <table:table-cell table:style-name="ce10" office:value-type="string" calcext:value-type="string">
            <text:p>Creation classe EtapeCourse + f° getAllEtapesCourse()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6" office:value-type="float" office:value="6" calcext:value-type="float">
            <text:p>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4]/([.F14]+[.E1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10" office:value-type="string" calcext:value-type="string">
            <text:p>Liste des Etapes ( Equipe)</text:p>
          </table:table-cell>
          <table:table-cell table:style-name="ce10" office:value-type="string" calcext:value-type="string">
            <text:p>Integration + lien affectation coureur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5]/([.F15]+[.E1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Dynamisation Formulaire d’affectation des coureur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IF([.D16]-[.E16]&gt;0;[.D16]-[.E16];0)" office:value-type="float" office:value="0" calcext:value-type="float">
            <text:p>0</text:p>
          </table:table-cell>
          <table:table-cell table:style-name="ce22" table:formula="of:=[.E16]/([.F16]+[.E1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8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Formualire d’affectation des coureur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8" office:value-type="float" office:value="8" calcext:value-type="float">
            <text:p>8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7]/([.F17]+[.E1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9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creation classe Coureur + f° getAllCoureurByIdEquipe() + servlet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8]/([.F18]+[.E1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5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Creation classe CoureurEtape + f° InsertCoureurEtape()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8" office:value-type="float" office:value="8" calcext:value-type="float">
            <text:p>8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19]/([.F19]+[.E1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7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Servlet d’insertion coureur par etape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80" office:value-type="float" office:value="80" calcext:value-type="float">
            <text:p>80</text:p>
          </table:table-cell>
          <table:table-cell table:style-name="ce10" table:formula="of:=IF([.D20]-[.E20]&gt;0;[.D20]-[.E20];0)" office:value-type="float" office:value="0" calcext:value-type="float">
            <text:p>0</text:p>
          </table:table-cell>
          <table:table-cell table:style-name="ce22" table:formula="of:=[.E20]/([.F20]+[.E2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10" office:value-type="string" calcext:value-type="string">
            <text:p>Formulaire affectation coureur</text:p>
          </table:table-cell>
          <table:table-cell table:style-name="ce10" office:value-type="string" calcext:value-type="string">
            <text:p>Integration formulaire d’insertion coureur/etape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33" office:value-type="float" office:value="33" calcext:value-type="float">
            <text:p>33</text:p>
          </table:table-cell>
          <table:table-cell table:style-name="ce10" table:formula="of:=IF([.D21]-[.E21]&gt;0;[.D21]-[.E21];0)" office:value-type="float" office:value="0" calcext:value-type="float">
            <text:p>0</text:p>
          </table:table-cell>
          <table:table-cell table:style-name="ce22" table:formula="of:=[.E21]/([.F21]+[.E2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10" office:value-type="string" calcext:value-type="string">
            <text:p>Liste des Etapes ( Admin)</text:p>
          </table:table-cell>
          <table:table-cell table:style-name="ce10" office:value-type="string" calcext:value-type="string">
            <text:p>Affichage des etapes de la cours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4" office:value-type="float" office:value="4" calcext:value-type="float">
            <text:p>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2]/([.F22]+[.E2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Liste des Etapes ( Admin)</text:p>
          </table:table-cell>
          <table:table-cell table:style-name="ce10" office:value-type="string" calcext:value-type="string">
            <text:p>Integration + lien affectation temps coureur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IF([.D23]-[.E23]&gt;0;[.D23]-[.E23];0)" office:value-type="float" office:value="0" calcext:value-type="float">
            <text:p>0</text:p>
          </table:table-cell>
          <table:table-cell table:style-name="ce22" table:formula="of:=[.E23]/([.F23]+[.E2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Formualire d’affectation temps des coureurs par eta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9" office:value-type="float" office:value="9" calcext:value-type="float">
            <text:p>9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4]/([.F24]+[.E2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9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Creation vue v_CoureurEtapeNonArrivee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6" office:value-type="float" office:value="6" calcext:value-type="float">
            <text:p>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5]/([.F25]+[.E2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f° InsertTempsCoureur() dans la classe EtapeCourse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7" office:value-type="float" office:value="17" calcext:value-type="float">
            <text:p>1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6]/([.F26]+[.E2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Servlet d’insertion temps coureur par etape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22" office:value-type="float" office:value="22" calcext:value-type="float">
            <text:p>22</text:p>
          </table:table-cell>
          <table:table-cell table:style-name="ce10" table:formula="of:=IF([.D27]-[.E27]&gt;0;[.D27]-[.E27];0)" office:value-type="float" office:value="0" calcext:value-type="float">
            <text:p>0</text:p>
          </table:table-cell>
          <table:table-cell table:style-name="ce22" table:formula="of:=[.E27]/([.F27]+[.E2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Formulaire affectat° Temps coureur</text:p>
          </table:table-cell>
          <table:table-cell table:style-name="ce10" office:value-type="string" calcext:value-type="string">
            <text:p>Integration affectation temps coureur par etape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8]/([.F28]+[.E2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1">
          <table:table-cell table:style-name="ce10" office:value-type="string" calcext:value-type="string">
            <text:p>Classement Individuel et points ( Equipe)</text:p>
          </table:table-cell>
          <table:table-cell table:style-name="ce10" office:value-type="string" calcext:value-type="string">
            <text:p>Affichage classement individuel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1" office:value-type="float" office:value="11" calcext:value-type="float">
            <text:p>1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29]/([.F29]+[.E2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9">
          <table:table-cell table:style-name="ce10" office:value-type="string" calcext:value-type="string">
            <text:p>Classement Individuel et points ( Admin)</text:p>
          </table:table-cell>
          <table:table-cell table:style-name="ce10" office:value-type="string" calcext:value-type="string">
            <text:p>Affichage classement individuel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0]/([.F30]+[.E3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2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creation classe ClassementIndividuel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1]/([.F31]+[.E3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vue v_TempsPasseCoureurEtape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28" office:value-type="float" office:value="28" calcext:value-type="float">
            <text:p>28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2]/([.F32]+[.E3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vue v_CalculPointCoureurEtape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35" office:value-type="float" office:value="35" calcext:value-type="float">
            <text:p>3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3]/([.F33]+[.E3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vue v_ClassementIndividuel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33" office:value-type="float" office:value="33" calcext:value-type="float">
            <text:p>3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4]/([.F34]+[.E3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individuel et points </text:p>
          </table:table-cell>
          <table:table-cell table:style-name="ce10" office:value-type="string" calcext:value-type="string">
            <text:p>creation f° getClassementIndividuel()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4" office:value-type="float" office:value="4" calcext:value-type="float">
            <text:p>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5]/([.F35]+[.E3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Equipe et points </text:p>
          </table:table-cell>
          <table:table-cell table:style-name="ce10" office:value-type="string" calcext:value-type="string">
            <text:p>creation classe ClassementGeneral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2" office:value-type="float" office:value="2" calcext:value-type="float">
            <text:p>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6]/([.F36]+[.E3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Equipe et points </text:p>
          </table:table-cell>
          <table:table-cell table:style-name="ce10" office:value-type="string" calcext:value-type="string">
            <text:p>vue v_ClassementGeneral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7]/([.F37]+[.E3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Classement Equipe et points </text:p>
          </table:table-cell>
          <table:table-cell table:style-name="ce10" office:value-type="string" calcext:value-type="string">
            <text:p>creation f° getClassementGeneral()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8]/([.F38]+[.E3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Equipe et points (Equipe)</text:p>
          </table:table-cell>
          <table:table-cell table:style-name="ce10" office:value-type="string" calcext:value-type="string">
            <text:p>Affichage classement Equipe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39]/([.F39]+[.E3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Equipe et points (Admin)</text:p>
          </table:table-cell>
          <table:table-cell table:style-name="ce10" office:value-type="string" calcext:value-type="string">
            <text:p>Affichage classement Equipe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0]/([.F40]+[.E4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Equipe et points (Equipe)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1]/([.F41]+[.E4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Equipe et points (Admin)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2]/([.F42]+[.E4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Individuel et points ( Equipe)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3]/([.F43]+[.E4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Classement Individuel et points ( Admin)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4]/([.F44]+[.E4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Detail Classement individuel et points </text:p>
          </table:table-cell>
          <table:table-cell table:style-name="ce10" office:value-type="string" calcext:value-type="string">
            <text:p>Affichage Detail classement individuel e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8" office:value-type="float" office:value="8" calcext:value-type="float">
            <text:p>8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5]/([.F45]+[.E4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Detail Classement individuel et points </text:p>
          </table:table-cell>
          <table:table-cell table:style-name="ce10" office:value-type="string" calcext:value-type="string">
            <text:p>Servlet Detail <text:s/>Classement Individuel et points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6]/([.F46]+[.E4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Detail Classement individuel et points 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7]/([.F47]+[.E4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3" office:value-type="string" calcext:value-type="string" table:number-columns-spanned="7" table:number-rows-spanned="1">
            <text:p>JOUR 2</text:p>
          </table:table-cell>
          <table:covered-table-cell table:style-name="ce10"/>
          <table:covered-table-cell table:style-name="ce12"/>
          <table:covered-table-cell table:number-columns-repeated="3" table:style-name="ce10"/>
          <table:covered-table-cell table:style-name="ce23"/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10" office:value-type="string" calcext:value-type="string">
            <text:p>Ultimate Team Race</text:p>
          </table:table-cell>
          <table:table-cell table:style-name="ce10" office:value-type="string" calcext:value-type="string">
            <text:p>Comprehension du sujet et conception</text:p>
          </table:table-cell>
          <table:table-cell table:style-name="ce12" office:value-type="string" calcext:value-type="string">
            <text:p>Tout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27" office:value-type="float" office:value="27" calcext:value-type="float">
            <text:p>2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49]/([.F49]+[.E4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Etape + Resultat</text:p>
          </table:table-cell>
          <table:table-cell table:style-name="ce10" office:value-type="string" calcext:value-type="string">
            <text:p>Affichage Import Etape + Resultat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0]/([.F50]+[.E5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Etape + Resultat</text:p>
          </table:table-cell>
          <table:table-cell table:style-name="ce10" office:value-type="string" calcext:value-type="string">
            <text:p>Classe Import Etape + Resultat et f° importEtapeResultat 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20" office:value-type="float" office:value="120" calcext:value-type="float">
            <text:p>120</text:p>
          </table:table-cell>
          <table:table-cell table:style-name="ce10" table:formula="of:=300" office:value-type="float" office:value="300" calcext:value-type="float">
            <text:p>300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1]/([.F51]+[.E5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Etape + Resultat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9" office:value-type="float" office:value="19" calcext:value-type="float">
            <text:p>19</text:p>
          </table:table-cell>
          <table:table-cell table:style-name="ce10" table:formula="of:=IF([.D52]-[.E52]&gt;0;[.D52]-[.E52];0)" office:value-type="float" office:value="0" calcext:value-type="float">
            <text:p>0</text:p>
          </table:table-cell>
          <table:table-cell table:style-name="ce22" table:formula="of:=[.E52]/([.F52]+[.E5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Points</text:p>
          </table:table-cell>
          <table:table-cell table:style-name="ce10" office:value-type="string" calcext:value-type="string">
            <text:p>Affichage Import Point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2" office:value-type="float" office:value="2" calcext:value-type="float">
            <text:p>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3]/([.F53]+[.E5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Points</text:p>
          </table:table-cell>
          <table:table-cell table:style-name="ce10" office:value-type="string" calcext:value-type="string">
            <text:p>Classe Import Points et f° importPoints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60" office:value-type="float" office:value="60" calcext:value-type="float">
            <text:p>60</text:p>
          </table:table-cell>
          <table:table-cell table:style-name="ce10" table:formula="of:=16" office:value-type="float" office:value="16" calcext:value-type="float">
            <text:p>1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4]/([.F54]+[.E5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Import Points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6" office:value-type="float" office:value="6" calcext:value-type="float">
            <text:p>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5]/([.F55]+[.E5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Liste des Etapes avec Coureur et Temps</text:p>
          </table:table-cell>
          <table:table-cell table:style-name="ce10" office:value-type="string" calcext:value-type="string">
            <text:p>Affichage Liste Etapes avec coureur et temps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6" office:value-type="float" office:value="16" calcext:value-type="float">
            <text:p>1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6]/([.F56]+[.E5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Liste des Etapes avec Coureur et Temps</text:p>
          </table:table-cell>
          <table:table-cell table:style-name="ce10" office:value-type="string" calcext:value-type="string">
            <text:p>fonction pour lister les etapes avec les coureurs et leur temps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43" office:value-type="float" office:value="43" calcext:value-type="float">
            <text:p>43</text:p>
          </table:table-cell>
          <table:table-cell table:style-name="ce10" table:formula="of:=IF([.D57]-[.E57]&gt;0;[.D57]-[.E57];0)" office:value-type="float" office:value="0" calcext:value-type="float">
            <text:p>0</text:p>
          </table:table-cell>
          <table:table-cell table:style-name="ce22" table:formula="of:=[.E57]/([.F57]+[.E5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Liste des Etapes avec Coureur et Temps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25" office:value-type="float" office:value="25" calcext:value-type="float">
            <text:p>2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8]/([.F58]+[.E5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Liste des Etapes avec Coureur et Temps</text:p>
          </table:table-cell>
          <table:table-cell table:style-name="ce10" office:value-type="string" calcext:value-type="string">
            <text:p>Servlet d’insertion coureur par etape A partir du bouton Ajouter Coureur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59]/([.F59]+[.E5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Generation Categorie</text:p>
          </table:table-cell>
          <table:table-cell table:style-name="ce10" office:value-type="string" calcext:value-type="string">
            <text:p>Affichage avec Bouton de Generation Categori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0]/([.F60]+[.E6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Generation Categorie</text:p>
          </table:table-cell>
          <table:table-cell table:style-name="ce10" office:value-type="string" calcext:value-type="string">
            <text:p>servlet genererCategorie 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1]/([.F61]+[.E6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0" office:value-type="string" calcext:value-type="string">
            <text:p>Generation Categorie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2]/([.F62]+[.E6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Page Classement general avec Filtre Categorie</text:p>
          </table:table-cell>
          <table:table-cell table:style-name="ce10" office:value-type="string" calcext:value-type="string">
            <text:p>Affichage Classement General 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3]/([.F63]+[.E6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Page Classement general avec Filtre Categorie</text:p>
          </table:table-cell>
          <table:table-cell table:style-name="ce10" office:value-type="string" calcext:value-type="string">
            <text:p>vue <text:s/>v_ClassementGeneralEquipeCategorie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62" office:value-type="float" office:value="62" calcext:value-type="float">
            <text:p>62</text:p>
          </table:table-cell>
          <table:table-cell table:style-name="ce10" table:formula="of:=IF([.D64]-[.E64]&gt;0;[.D64]-[.E64];0)" office:value-type="float" office:value="0" calcext:value-type="float">
            <text:p>0</text:p>
          </table:table-cell>
          <table:table-cell table:style-name="ce22" table:formula="of:=[.E64]/([.F64]+[.E6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10" office:value-type="string" calcext:value-type="string">
            <text:p>Page Classement general avec Filtre Categorie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98" office:value-type="float" office:value="98" calcext:value-type="float">
            <text:p>98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5]/([.F65]+[.E6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7" table:number-rows-spanned="1">
            <text:p>JOUR 3</text:p>
          </table:table-cell>
          <table:covered-table-cell table:style-name="ce10"/>
          <table:covered-table-cell table:style-name="ce12"/>
          <table:covered-table-cell table:number-columns-repeated="3" table:style-name="ce10"/>
          <table:covered-table-cell table:style-name="ce23"/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Ultimate Team Race</text:p>
          </table:table-cell>
          <table:table-cell table:style-name="ce10" office:value-type="string" calcext:value-type="string">
            <text:p>Comprehension du sujet et conception</text:p>
          </table:table-cell>
          <table:table-cell table:style-name="ce12" office:value-type="string" calcext:value-type="string">
            <text:p>Tout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26" office:value-type="float" office:value="26" calcext:value-type="float">
            <text:p>26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7]/([.F67]+[.E6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Liste de Penalite par equipe</text:p>
          </table:table-cell>
          <table:table-cell table:style-name="ce10" office:value-type="string" calcext:value-type="string">
            <text:p>Affichage liste de Penalite equip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3" office:value-type="float" office:value="13" calcext:value-type="float">
            <text:p>1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8]/([.F68]+[.E6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Liste de Penalite par equipe</text:p>
          </table:table-cell>
          <table:table-cell table:style-name="ce10" office:value-type="string" calcext:value-type="string">
            <text:p>Creation table penalite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69]/([.F69]+[.E6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Liste de Penalite par equipe</text:p>
          </table:table-cell>
          <table:table-cell table:style-name="ce10" office:value-type="string" calcext:value-type="string">
            <text:p>Creation classe Penalite et f° CRD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0]/([.F70]+[.E7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Liste de Penalite par equipe</text:p>
          </table:table-cell>
          <table:table-cell table:style-name="ce10" office:value-type="string" calcext:value-type="string">
            <text:p>Integration de la liste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1]/([.F71]+[.E7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Ajout Penalite Equipe</text:p>
          </table:table-cell>
          <table:table-cell table:style-name="ce10" office:value-type="string" calcext:value-type="string">
            <text:p>Affichage formulaire d’ajout Penalit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7" office:value-type="float" office:value="7" calcext:value-type="float">
            <text:p>7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2]/([.F72]+[.E7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Ajout Penalite Equipe</text:p>
          </table:table-cell>
          <table:table-cell table:style-name="ce10" office:value-type="string" calcext:value-type="string">
            <text:p>Servlet d’insertion de penalite Equipe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20" table:formula="of:=9" office:value-type="float" office:value="9" calcext:value-type="float">
            <text:p>9,0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3]/([.F73]+[.E7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Ajout Penalite Equipe</text:p>
          </table:table-cell>
          <table:table-cell table:style-name="ce10" office:value-type="string" calcext:value-type="string">
            <text:p>Integration 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2" office:value-type="float" office:value="12" calcext:value-type="float">
            <text:p>12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4]/([.F74]+[.E74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Supprimer Penalite Equipe</text:p>
          </table:table-cell>
          <table:table-cell table:style-name="ce10" office:value-type="string" calcext:value-type="string">
            <text:p>Pop-up message de confirmation de suppression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63" office:value-type="float" office:value="63" calcext:value-type="float">
            <text:p>6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5]/([.F75]+[.E75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Supprimer Penalite Equipe</text:p>
          </table:table-cell>
          <table:table-cell table:style-name="ce10" office:value-type="string" calcext:value-type="string">
            <text:p>Servlet de suppression Penalite Equipe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15" office:value-type="float" office:value="15" calcext:value-type="float">
            <text:p>15</text:p>
          </table:table-cell>
          <table:table-cell table:style-name="ce10" table:formula="of:=19" office:value-type="float" office:value="19" calcext:value-type="float">
            <text:p>19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6]/([.F76]+[.E76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Supprimer Penalite Equipe</text:p>
          </table:table-cell>
          <table:table-cell table:style-name="ce10" office:value-type="string" calcext:value-type="string">
            <text:p>Modification vue concerner par Penalite</text:p>
          </table:table-cell>
          <table:table-cell table:style-name="ce12" office:value-type="string" calcext:value-type="string">
            <text:p>Base</text:p>
          </table:table-cell>
          <table:table-cell table:style-name="ce10" table:formula="of:=40" office:value-type="float" office:value="40" calcext:value-type="float">
            <text:p>40</text:p>
          </table:table-cell>
          <table:table-cell table:style-name="ce10" table:formula="of:=70" office:value-type="float" office:value="70" calcext:value-type="float">
            <text:p>70</text:p>
          </table:table-cell>
          <table:table-cell table:style-name="ce10" table:formula="of:=IF([.D77]-[.E77]&gt;0;[.D77]-[.E77];0)" office:value-type="float" office:value="0" calcext:value-type="float">
            <text:p>0</text:p>
          </table:table-cell>
          <table:table-cell table:style-name="ce22" table:formula="of:=[.E77]/([.F77]+[.E77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Certificat de classement</text:p>
          </table:table-cell>
          <table:table-cell table:style-name="ce10" office:value-type="string" calcext:value-type="string">
            <text:p>Affichage Bouton generation PDF pour 1er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78]/([.F78]+[.E78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7" office:value-type="string" calcext:value-type="string">
            <text:p>Certificat de classement</text:p>
          </table:table-cell>
          <table:table-cell table:style-name="ce10" office:value-type="string" calcext:value-type="string">
            <text:p>Servlet de Generation PDF</text:p>
          </table:table-cell>
          <table:table-cell table:style-name="ce12" office:value-type="string" calcext:value-type="string">
            <text:p>Metier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58" office:value-type="float" office:value="58" calcext:value-type="float">
            <text:p>58</text:p>
          </table:table-cell>
          <table:table-cell table:style-name="ce10" table:formula="of:=IF([.D79]-[.E79]&gt;0;[.D79]-[.E79];0)" office:value-type="float" office:value="0" calcext:value-type="float">
            <text:p>0</text:p>
          </table:table-cell>
          <table:table-cell table:style-name="ce22" table:formula="of:=[.E79]/([.F79]+[.E79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7" office:value-type="string" calcext:value-type="string">
            <text:p>Graphe de repartirion points equipe general</text:p>
          </table:table-cell>
          <table:table-cell table:style-name="ce10" office:value-type="string" calcext:value-type="string">
            <text:p>Affichage graphe de repartition points equipe general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5" office:value-type="float" office:value="5" calcext:value-type="float">
            <text:p>5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0]/([.F80]+[.E80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7" office:value-type="string" calcext:value-type="string">
            <text:p>Graphe de repartirion points equipe general</text:p>
          </table:table-cell>
          <table:table-cell table:style-name="ce10" office:value-type="string" calcext:value-type="string">
            <text:p>Integration donnee sur le graphe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23" office:value-type="float" office:value="23" calcext:value-type="float">
            <text:p>23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1]/([.F81]+[.E81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7" office:value-type="string" calcext:value-type="string">
            <text:p>Graphe de repartirion points equipe par categorie</text:p>
          </table:table-cell>
          <table:table-cell table:style-name="ce10" office:value-type="string" calcext:value-type="string">
            <text:p>Affichage graphe de repartition points equipe par categorie</text:p>
          </table:table-cell>
          <table:table-cell table:style-name="ce12" office:value-type="string" calcext:value-type="string">
            <text:p>Affichage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table:formula="of:=67" office:value-type="float" office:value="67" calcext:value-type="float">
            <text:p>67</text:p>
          </table:table-cell>
          <table:table-cell table:style-name="ce10" table:formula="of:=IF([.D82]-[.E82]&gt;0;[.D82]-[.E82];0)" office:value-type="float" office:value="0" calcext:value-type="float">
            <text:p>0</text:p>
          </table:table-cell>
          <table:table-cell table:style-name="ce22" table:formula="of:=[.E82]/([.F82]+[.E82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0">
          <table:table-cell table:style-name="ce7" office:value-type="string" calcext:value-type="string">
            <text:p>Graphe de repartirion points equipe par categorie</text:p>
          </table:table-cell>
          <table:table-cell table:style-name="ce10" office:value-type="string" calcext:value-type="string">
            <text:p>Integration donnee sur le graphe</text:p>
          </table:table-cell>
          <table:table-cell table:style-name="ce12" office:value-type="string" calcext:value-type="string">
            <text:p>Integration</text:p>
          </table:table-cell>
          <table:table-cell table:style-name="ce10" table:formula="of:=30" office:value-type="float" office:value="30" calcext:value-type="float">
            <text:p>30</text:p>
          </table:table-cell>
          <table:table-cell table:style-name="ce10" table:formula="of:=24" office:value-type="float" office:value="24" calcext:value-type="float">
            <text:p>24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22" table:formula="of:=[.E83]/([.F83]+[.E83])" office:value-type="percentage" office:value="1" calcext:value-type="percentage">
            <text:p>10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7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84]-[.E84]&gt;0;[.D84]-[.E84];0)" office:value-type="float" office:value="1" calcext:value-type="float">
            <text:p>1</text:p>
          </table:table-cell>
          <table:table-cell table:style-name="ce22" table:formula="of:=[.E84]/([.F84]+[.E84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7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85]-[.E85]&gt;0;[.D85]-[.E85];0)" office:value-type="float" office:value="1" calcext:value-type="float">
            <text:p>1</text:p>
          </table:table-cell>
          <table:table-cell table:style-name="ce22" table:formula="of:=[.E85]/([.F85]+[.E85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7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86]-[.E86]&gt;0;[.D86]-[.E86];0)" office:value-type="float" office:value="1" calcext:value-type="float">
            <text:p>1</text:p>
          </table:table-cell>
          <table:table-cell table:style-name="ce22" table:formula="of:=[.E86]/([.F86]+[.E86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87]-[.E87]&gt;0;[.D87]-[.E87];0)" office:value-type="float" office:value="1" calcext:value-type="float">
            <text:p>1</text:p>
          </table:table-cell>
          <table:table-cell table:style-name="ce22" table:formula="of:=[.E87]/([.F87]+[.E87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88]-[.E88]&gt;0;[.D88]-[.E88];0)" office:value-type="float" office:value="1" calcext:value-type="float">
            <text:p>1</text:p>
          </table:table-cell>
          <table:table-cell table:style-name="ce22" table:formula="of:=[.E88]/([.F88]+[.E88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89]-[.E89]&gt;0;[.D89]-[.E89];0)" office:value-type="float" office:value="1" calcext:value-type="float">
            <text:p>1</text:p>
          </table:table-cell>
          <table:table-cell table:style-name="ce22" table:formula="of:=[.E89]/([.F89]+[.E89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0]-[.E90]&gt;0;[.D90]-[.E90];0)" office:value-type="float" office:value="1" calcext:value-type="float">
            <text:p>1</text:p>
          </table:table-cell>
          <table:table-cell table:style-name="ce22" table:formula="of:=[.E90]/([.F90]+[.E90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1]-[.E91]&gt;0;[.D91]-[.E91];0)" office:value-type="float" office:value="1" calcext:value-type="float">
            <text:p>1</text:p>
          </table:table-cell>
          <table:table-cell table:style-name="ce22" table:formula="of:=[.E91]/([.F91]+[.E91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2]-[.E92]&gt;0;[.D92]-[.E92];0)" office:value-type="float" office:value="1" calcext:value-type="float">
            <text:p>1</text:p>
          </table:table-cell>
          <table:table-cell table:style-name="ce22" table:formula="of:=[.E92]/([.F92]+[.E92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3]-[.E93]&gt;0;[.D93]-[.E93];0)" office:value-type="float" office:value="1" calcext:value-type="float">
            <text:p>1</text:p>
          </table:table-cell>
          <table:table-cell table:style-name="ce22" table:formula="of:=[.E93]/([.F93]+[.E93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4]-[.E94]&gt;0;[.D94]-[.E94];0)" office:value-type="float" office:value="1" calcext:value-type="float">
            <text:p>1</text:p>
          </table:table-cell>
          <table:table-cell table:style-name="ce22" table:formula="of:=[.E94]/([.F94]+[.E94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5]-[.E95]&gt;0;[.D95]-[.E95];0)" office:value-type="float" office:value="1" calcext:value-type="float">
            <text:p>1</text:p>
          </table:table-cell>
          <table:table-cell table:style-name="ce22" table:formula="of:=[.E95]/([.F95]+[.E95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6]-[.E96]&gt;0;[.D96]-[.E96];0)" office:value-type="float" office:value="1" calcext:value-type="float">
            <text:p>1</text:p>
          </table:table-cell>
          <table:table-cell table:style-name="ce22" table:formula="of:=[.E96]/([.F96]+[.E96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7]-[.E97]&gt;0;[.D97]-[.E97];0)" office:value-type="float" office:value="1" calcext:value-type="float">
            <text:p>1</text:p>
          </table:table-cell>
          <table:table-cell table:style-name="ce22" table:formula="of:=[.E97]/([.F97]+[.E97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8]-[.E98]&gt;0;[.D98]-[.E98];0)" office:value-type="float" office:value="1" calcext:value-type="float">
            <text:p>1</text:p>
          </table:table-cell>
          <table:table-cell table:style-name="ce22" table:formula="of:=[.E98]/([.F98]+[.E98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99]-[.E99]&gt;0;[.D99]-[.E99];0)" office:value-type="float" office:value="1" calcext:value-type="float">
            <text:p>1</text:p>
          </table:table-cell>
          <table:table-cell table:style-name="ce22" table:formula="of:=[.E99]/([.F99]+[.E99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100]-[.E100]&gt;0;[.D100]-[.E100];0)" office:value-type="float" office:value="1" calcext:value-type="float">
            <text:p>1</text:p>
          </table:table-cell>
          <table:table-cell table:style-name="ce22" table:formula="of:=[.E100]/([.F100]+[.E100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101]-[.E101]&gt;0;[.D101]-[.E101];0)" office:value-type="float" office:value="1" calcext:value-type="float">
            <text:p>1</text:p>
          </table:table-cell>
          <table:table-cell table:style-name="ce22" table:formula="of:=[.E101]/([.F101]+[.E101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102]-[.E102]&gt;0;[.D102]-[.E102];0)" office:value-type="float" office:value="1" calcext:value-type="float">
            <text:p>1</text:p>
          </table:table-cell>
          <table:table-cell table:style-name="ce22" table:formula="of:=[.E102]/([.F102]+[.E102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103]-[.E103]&gt;0;[.D103]-[.E103];0)" office:value-type="float" office:value="1" calcext:value-type="float">
            <text:p>1</text:p>
          </table:table-cell>
          <table:table-cell table:style-name="ce22" table:formula="of:=[.E103]/([.F103]+[.E103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104]-[.E104]&gt;0;[.D104]-[.E104];0)" office:value-type="float" office:value="1" calcext:value-type="float">
            <text:p>1</text:p>
          </table:table-cell>
          <table:table-cell table:style-name="ce22" table:formula="of:=[.E104]/([.F104]+[.E104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4">
          <table:table-cell table:style-name="ce8"/>
          <table:table-cell table:style-name="ce10"/>
          <table:table-cell table:style-name="ce12"/>
          <table:table-cell table:style-name="ce10" table:formula="of:=1" office:value-type="float" office:value="1" calcext:value-type="float">
            <text:p>1</text:p>
          </table:table-cell>
          <table:table-cell table:style-name="ce10" table:formula="of:=0" office:value-type="float" office:value="0" calcext:value-type="float">
            <text:p>0</text:p>
          </table:table-cell>
          <table:table-cell table:style-name="ce10" table:formula="of:=IF([.D105]-[.E105]&gt;0;[.D105]-[.E105];0)" office:value-type="float" office:value="1" calcext:value-type="float">
            <text:p>1</text:p>
          </table:table-cell>
          <table:table-cell table:style-name="ce22" table:formula="of:=[.E105]/([.F105]+[.E105])" office:value-type="percentage" office:value="0" calcext:value-type="percentage">
            <text:p>0,00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2" table:number-columns-repeated="3"/>
          <table:table-cell table:style-name="ce10" table:formula="of:=SUM([.D2:.D105])" office:value-type="float" office:value="1750" calcext:value-type="float">
            <text:p>1750</text:p>
          </table:table-cell>
          <table:table-cell table:style-name="ce10" table:formula="of:=SUM([.E2:.E105])" office:value-type="float" office:value="1745" calcext:value-type="float">
            <text:p>1745</text:p>
          </table:table-cell>
          <table:table-cell table:style-name="ce10" table:formula="of:=IF([.D106]-[.E106]&gt;0;[.D106]-[.E106];0)" office:value-type="float" office:value="5" calcext:value-type="float">
            <text:p>5</text:p>
          </table:table-cell>
          <table:table-cell table:style-name="ce22" table:formula="of:=[.E106]/([.F106]+[.E106])" office:value-type="percentage" office:value="0.997142857142857" calcext:value-type="percentage">
            <text:p>99,71 %</text:p>
          </table:table-cell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3" table:number-columns-repeated="6"/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4" office:value-type="string" calcext:value-type="string">
            <text:p>*Valeur en Minutes</text:p>
          </table:table-cell>
          <table:table-cell table:style-name="ce13" table:number-columns-repeated="5"/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4" office:value-type="string" calcext:value-type="string">
            <text:p>Estimation: </text:p>
          </table:table-cell>
          <table:table-cell table:style-name="ce14" office:value-type="string" calcext:value-type="string">
            <text:p>ny fotoana nieritreretana hahavitana azy</text:p>
          </table:table-cell>
          <table:table-cell table:style-name="ce13" table:number-columns-repeated="4"/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3">
          <table:table-cell table:style-name="ce14" office:value-type="string" calcext:value-type="string">
            <text:p>Temps passé</text:p>
          </table:table-cell>
          <table:table-cell table:style-name="ce14" office:value-type="string" calcext:value-type="string">
            <text:p>ny fotoana efa lany</text:p>
          </table:table-cell>
          <table:table-cell table:style-name="ce13" table:number-columns-repeated="4"/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5">
          <table:table-cell table:style-name="ce14" office:value-type="string" calcext:value-type="string">
            <text:p>Reste à faire</text:p>
          </table:table-cell>
          <table:table-cell table:style-name="ce14" office:value-type="string" calcext:value-type="string">
            <text:p>ny fotoana sisa (rehefa 0 io dia efa vita zany)</text:p>
          </table:table-cell>
          <table:table-cell table:style-name="ce13" table:number-columns-repeated="4"/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5">
          <table:table-cell table:style-name="ce13"/>
          <table:table-cell table:style-name="ce14" office:value-type="string" calcext:value-type="string">
            <text:p>par défaut : Reste à faire = Estimation - Temps Passé</text:p>
          </table:table-cell>
          <table:table-cell table:style-name="ce13" table:number-columns-repeated="4"/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6" table:number-rows-repeated="969">
          <table:table-cell table:style-name="ce4" table:number-columns-repeated="6"/>
          <table:table-cell table:style-name="ce25"/>
          <table:table-cell table:style-name="ce4" table:number-columns-repeated="19"/>
          <table:table-cell table:number-columns-repeated="998"/>
        </table:table-row>
        <table:table-row table:style-name="ro16" table:number-rows-repeated="1047494">
          <table:table-cell table:number-columns-repeated="1024"/>
        </table:table-row>
        <table:table-row table:style-name="ro16">
          <table:table-cell table:number-columns-repeated="1024"/>
        </table:table-row>
        <calcext:conditional-formats>
          <calcext:conditional-format calcext:target-range-address="Sheet1.G1:Sheet1.G1048576">
            <calcext:color-scale>
              <calcext:color-scale-entry calcext:value="0" calcext:type="minimum" calcext:color="#ff0000"/>
              <calcext:color-scale-entry calcext:value="50" calcext:type="percent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08:36:03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0.3$Windows_X86_64 LibreOffice_project/64a0f66915f38c6217de274f0aa8e15618924765</meta:generator>
    <dc:date>2024-06-05T02:28:44.460000000</dc:date>
    <meta:editing-duration>P4DT17H16M39S</meta:editing-duration>
    <meta:editing-cycles>239</meta:editing-cycles>
    <meta:document-statistic meta:table-count="1" meta:cell-count="669" meta:object-count="0"/>
  </office:meta>
</office:document-meta>
</file>